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15.7mm" svg:y="1.73mm">
            <loext:p draw:notify-on-update-of-ranges="Sheet1.A2:Sheet1.A44 Sheet1.A2:Sheet1.A44 Sheet1.C1:Sheet1.C1 Sheet1.C2:Sheet1.C4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16.42mm" svg:y="97.45mm">
            <loext:p draw:notify-on-update-of-ranges="Sheet1.A2:Sheet1.A44 Sheet1.A2:Sheet1.A44 Sheet1.E1:Sheet1.E1 Sheet1.E2:Sheet1.E4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周波数[Hz]</text:p>
          </table:table-cell>
          <table:table-cell office:value-type="string" calcext:value-type="string">
            <text:p>入力電圧[V]</text:p>
          </table:table-cell>
          <table:table-cell office:value-type="string" calcext:value-type="string">
            <text:p>出力電圧[V]</text:p>
          </table:table-cell>
          <table:table-cell office:value-type="string" calcext:value-type="string">
            <text:p>増加率</text:p>
          </table:table-cell>
          <table:table-cell office:value-type="string" calcext:value-type="string">
            <text:p>電圧利得[dB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53.8*10^-3" office:value-type="float" office:value="0.0538" calcext:value-type="float">
            <text:p>0.0538</text:p>
          </table:table-cell>
          <table:table-cell office:value-type="float" office:value="1.15" calcext:value-type="float">
            <text:p>1.15</text:p>
          </table:table-cell>
          <table:table-cell table:formula="of:=[.C2]/[.B2]" office:value-type="float" office:value="21.3754646840149" calcext:value-type="float">
            <text:p>21.3754646840149</text:p>
          </table:table-cell>
          <table:table-cell table:formula="of:=20*LOG([.D2];10)" office:value-type="float" office:value="26.5983112937444" calcext:value-type="float">
            <text:p>26.5983112937444</text:p>
          </table:table-cell>
        </table:table-row>
        <table:table-row table:style-name="ro1">
          <table:table-cell table:formula="of:=[.A2]+10" office:value-type="float" office:value="20" calcext:value-type="float">
            <text:p>20</text:p>
          </table:table-cell>
          <table:table-cell table:formula="of:=53.8*10^-3" office:value-type="float" office:value="0.0538" calcext:value-type="float">
            <text:p>0.0538</text:p>
          </table:table-cell>
          <table:table-cell office:value-type="float" office:value="1.48" calcext:value-type="float">
            <text:p>1.48</text:p>
          </table:table-cell>
          <table:table-cell table:formula="of:=[.C3]/[.B3]" office:value-type="float" office:value="27.5092936802974" calcext:value-type="float">
            <text:p>27.5092936802974</text:p>
          </table:table-cell>
          <table:table-cell table:formula="of:=20*LOG([.D3];10)" office:value-type="float" office:value="28.7895887945714" calcext:value-type="float">
            <text:p>28.7895887945714</text:p>
          </table:table-cell>
        </table:table-row>
        <table:table-row table:style-name="ro1">
          <table:table-cell table:formula="of:=[.A3]+10" office:value-type="float" office:value="30" calcext:value-type="float">
            <text:p>30</text:p>
          </table:table-cell>
          <table:table-cell table:formula="of:=53.8*10^-3" office:value-type="float" office:value="0.0538" calcext:value-type="float">
            <text:p>0.0538</text:p>
          </table:table-cell>
          <table:table-cell office:value-type="float" office:value="1.58" calcext:value-type="float">
            <text:p>1.58</text:p>
          </table:table-cell>
          <table:table-cell table:formula="of:=[.C4]/[.B4]" office:value-type="float" office:value="29.368029739777" calcext:value-type="float">
            <text:p>29.368029739777</text:p>
          </table:table-cell>
          <table:table-cell table:formula="of:=20*LOG([.D4];10)" office:value-type="float" office:value="29.3574962257607" calcext:value-type="float">
            <text:p>29.3574962257607</text:p>
          </table:table-cell>
        </table:table-row>
        <table:table-row table:style-name="ro1">
          <table:table-cell table:formula="of:=[.A4]+10" office:value-type="float" office:value="40" calcext:value-type="float">
            <text:p>40</text:p>
          </table:table-cell>
          <table:table-cell table:formula="of:=53.8*10^-3" office:value-type="float" office:value="0.0538" calcext:value-type="float">
            <text:p>0.0538</text:p>
          </table:table-cell>
          <table:table-cell office:value-type="float" office:value="1.62" calcext:value-type="float">
            <text:p>1.62</text:p>
          </table:table-cell>
          <table:table-cell table:formula="of:=[.C5]/[.B5]" office:value-type="float" office:value="30.1115241635688" calcext:value-type="float">
            <text:p>30.1115241635688</text:p>
          </table:table-cell>
          <table:table-cell table:formula="of:=20*LOG([.D5];10)" office:value-type="float" office:value="29.5746547775248" calcext:value-type="float">
            <text:p>29.5746547775248</text:p>
          </table:table-cell>
        </table:table-row>
        <table:table-row table:style-name="ro1">
          <table:table-cell table:formula="of:=[.A5]+10" office:value-type="float" office:value="50" calcext:value-type="float">
            <text:p>50</text:p>
          </table:table-cell>
          <table:table-cell table:formula="of:=53.8*10^-3" office:value-type="float" office:value="0.0538" calcext:value-type="float">
            <text:p>0.0538</text:p>
          </table:table-cell>
          <table:table-cell office:value-type="float" office:value="1.65" calcext:value-type="float">
            <text:p>1.65</text:p>
          </table:table-cell>
          <table:table-cell table:formula="of:=[.C6]/[.B6]" office:value-type="float" office:value="30.6691449814126" calcext:value-type="float">
            <text:p>30.6691449814126</text:p>
          </table:table-cell>
          <table:table-cell table:formula="of:=20*LOG([.D6];10)" office:value-type="float" office:value="29.7340333709503" calcext:value-type="float">
            <text:p>29.7340333709503</text:p>
          </table:table-cell>
        </table:table-row>
        <table:table-row table:style-name="ro1">
          <table:table-cell table:formula="of:=[.A6]+10" office:value-type="float" office:value="60" calcext:value-type="float">
            <text:p>60</text:p>
          </table:table-cell>
          <table:table-cell table:formula="of:=53.8*10^-3" office:value-type="float" office:value="0.0538" calcext:value-type="float">
            <text:p>0.0538</text:p>
          </table:table-cell>
          <table:table-cell office:value-type="float" office:value="1.65" calcext:value-type="float">
            <text:p>1.65</text:p>
          </table:table-cell>
          <table:table-cell table:formula="of:=[.C7]/[.B7]" office:value-type="float" office:value="30.6691449814126" calcext:value-type="float">
            <text:p>30.6691449814126</text:p>
          </table:table-cell>
          <table:table-cell table:formula="of:=20*LOG([.D7];10)" office:value-type="float" office:value="29.7340333709503" calcext:value-type="float">
            <text:p>29.7340333709503</text:p>
          </table:table-cell>
        </table:table-row>
        <table:table-row table:style-name="ro1">
          <table:table-cell table:formula="of:=[.A7]+10" office:value-type="float" office:value="70" calcext:value-type="float">
            <text:p>70</text:p>
          </table:table-cell>
          <table:table-cell table:formula="of:=53.8*10^-3" office:value-type="float" office:value="0.0538" calcext:value-type="float">
            <text:p>0.0538</text:p>
          </table:table-cell>
          <table:table-cell office:value-type="float" office:value="1.66" calcext:value-type="float">
            <text:p>1.66</text:p>
          </table:table-cell>
          <table:table-cell table:formula="of:=[.C8]/[.B8]" office:value-type="float" office:value="30.8550185873606" calcext:value-type="float">
            <text:p>30.8550185873606</text:p>
          </table:table-cell>
          <table:table-cell table:formula="of:=20*LOG([.D8];10)" office:value-type="float" office:value="29.7865162474733" calcext:value-type="float">
            <text:p>29.7865162474733</text:p>
          </table:table-cell>
        </table:table-row>
        <table:table-row table:style-name="ro1">
          <table:table-cell table:formula="of:=[.A8]+10" office:value-type="float" office:value="80" calcext:value-type="float">
            <text:p>80</text:p>
          </table:table-cell>
          <table:table-cell table:formula="of:=53.8*10^-3" office:value-type="float" office:value="0.0538" calcext:value-type="float">
            <text:p>0.0538</text:p>
          </table:table-cell>
          <table:table-cell office:value-type="float" office:value="1.68" calcext:value-type="float">
            <text:p>1.68</text:p>
          </table:table-cell>
          <table:table-cell table:formula="of:=[.C9]/[.B9]" office:value-type="float" office:value="31.2267657992565" calcext:value-type="float">
            <text:p>31.2267657992565</text:p>
          </table:table-cell>
          <table:table-cell table:formula="of:=20*LOG([.D9];10)" office:value-type="float" office:value="29.8905401211895" calcext:value-type="float">
            <text:p>29.8905401211895</text:p>
          </table:table-cell>
        </table:table-row>
        <table:table-row table:style-name="ro1">
          <table:table-cell table:formula="of:=[.A9]+10" office:value-type="float" office:value="90" calcext:value-type="float">
            <text:p>90</text:p>
          </table:table-cell>
          <table:table-cell table:formula="of:=53.8*10^-3" office:value-type="float" office:value="0.0538" calcext:value-type="float">
            <text:p>0.0538</text:p>
          </table:table-cell>
          <table:table-cell office:value-type="float" office:value="1.66" calcext:value-type="float">
            <text:p>1.66</text:p>
          </table:table-cell>
          <table:table-cell table:formula="of:=[.C10]/[.B10]" office:value-type="float" office:value="30.8550185873606" calcext:value-type="float">
            <text:p>30.8550185873606</text:p>
          </table:table-cell>
          <table:table-cell table:formula="of:=20*LOG([.D10];10)" office:value-type="float" office:value="29.7865162474733" calcext:value-type="float">
            <text:p>29.7865162474733</text:p>
          </table:table-cell>
        </table:table-row>
        <table:table-row table:style-name="ro1">
          <table:table-cell table:formula="of:=[.A10]+10" office:value-type="float" office:value="100" calcext:value-type="float">
            <text:p>100</text:p>
          </table:table-cell>
          <table:table-cell table:formula="of:=53.8*10^-3" office:value-type="float" office:value="0.0538" calcext:value-type="float">
            <text:p>0.0538</text:p>
          </table:table-cell>
          <table:table-cell office:value-type="float" office:value="1.66" calcext:value-type="float">
            <text:p>1.66</text:p>
          </table:table-cell>
          <table:table-cell table:formula="of:=[.C11]/[.B11]" office:value-type="float" office:value="30.8550185873606" calcext:value-type="float">
            <text:p>30.8550185873606</text:p>
          </table:table-cell>
          <table:table-cell table:formula="of:=20*LOG([.D11];10)" office:value-type="float" office:value="29.7865162474733" calcext:value-type="float">
            <text:p>29.7865162474733</text:p>
          </table:table-cell>
        </table:table-row>
        <table:table-row table:style-name="ro1">
          <table:table-cell table:formula="of:=[.A11]*2" office:value-type="float" office:value="200" calcext:value-type="float">
            <text:p>200</text:p>
          </table:table-cell>
          <table:table-cell table:formula="of:=53.8*10^-3" office:value-type="float" office:value="0.0538" calcext:value-type="float">
            <text:p>0.0538</text:p>
          </table:table-cell>
          <table:table-cell office:value-type="float" office:value="1.66" calcext:value-type="float">
            <text:p>1.66</text:p>
          </table:table-cell>
          <table:table-cell table:formula="of:=[.C12]/[.B12]" office:value-type="float" office:value="30.8550185873606" calcext:value-type="float">
            <text:p>30.8550185873606</text:p>
          </table:table-cell>
          <table:table-cell table:formula="of:=20*LOG([.D12];10)" office:value-type="float" office:value="29.7865162474733" calcext:value-type="float">
            <text:p>29.7865162474733</text:p>
          </table:table-cell>
        </table:table-row>
        <table:table-row table:style-name="ro1">
          <table:table-cell table:formula="of:=[.A12]+100" office:value-type="float" office:value="300" calcext:value-type="float">
            <text:p>300</text:p>
          </table:table-cell>
          <table:table-cell table:formula="of:=53.8*10^-3" office:value-type="float" office:value="0.0538" calcext:value-type="float">
            <text:p>0.0538</text:p>
          </table:table-cell>
          <table:table-cell office:value-type="float" office:value="1.66" calcext:value-type="float">
            <text:p>1.66</text:p>
          </table:table-cell>
          <table:table-cell table:formula="of:=[.C13]/[.B13]" office:value-type="float" office:value="30.8550185873606" calcext:value-type="float">
            <text:p>30.8550185873606</text:p>
          </table:table-cell>
          <table:table-cell table:formula="of:=20*LOG([.D13];10)" office:value-type="float" office:value="29.7865162474733" calcext:value-type="float">
            <text:p>29.7865162474733</text:p>
          </table:table-cell>
        </table:table-row>
        <table:table-row table:style-name="ro1">
          <table:table-cell table:formula="of:=[.A13]+100" office:value-type="float" office:value="400" calcext:value-type="float">
            <text:p>400</text:p>
          </table:table-cell>
          <table:table-cell table:formula="of:=53.8*10^-3" office:value-type="float" office:value="0.0538" calcext:value-type="float">
            <text:p>0.0538</text:p>
          </table:table-cell>
          <table:table-cell office:value-type="float" office:value="1.66" calcext:value-type="float">
            <text:p>1.66</text:p>
          </table:table-cell>
          <table:table-cell table:formula="of:=[.C14]/[.B14]" office:value-type="float" office:value="30.8550185873606" calcext:value-type="float">
            <text:p>30.8550185873606</text:p>
          </table:table-cell>
          <table:table-cell table:formula="of:=20*LOG([.D14];10)" office:value-type="float" office:value="29.7865162474733" calcext:value-type="float">
            <text:p>29.7865162474733</text:p>
          </table:table-cell>
        </table:table-row>
        <table:table-row table:style-name="ro1">
          <table:table-cell table:formula="of:=[.A14]+100" office:value-type="float" office:value="500" calcext:value-type="float">
            <text:p>500</text:p>
          </table:table-cell>
          <table:table-cell table:formula="of:=53.8*10^-3" office:value-type="float" office:value="0.0538" calcext:value-type="float">
            <text:p>0.0538</text:p>
          </table:table-cell>
          <table:table-cell office:value-type="float" office:value="1.66" calcext:value-type="float">
            <text:p>1.66</text:p>
          </table:table-cell>
          <table:table-cell table:formula="of:=[.C15]/[.B15]" office:value-type="float" office:value="30.8550185873606" calcext:value-type="float">
            <text:p>30.8550185873606</text:p>
          </table:table-cell>
          <table:table-cell table:formula="of:=20*LOG([.D15];10)" office:value-type="float" office:value="29.7865162474733" calcext:value-type="float">
            <text:p>29.7865162474733</text:p>
          </table:table-cell>
        </table:table-row>
        <table:table-row table:style-name="ro1">
          <table:table-cell table:formula="of:=[.A15]+100" office:value-type="float" office:value="600" calcext:value-type="float">
            <text:p>600</text:p>
          </table:table-cell>
          <table:table-cell table:formula="of:=53.8*10^-3" office:value-type="float" office:value="0.0538" calcext:value-type="float">
            <text:p>0.0538</text:p>
          </table:table-cell>
          <table:table-cell office:value-type="float" office:value="1.66" calcext:value-type="float">
            <text:p>1.66</text:p>
          </table:table-cell>
          <table:table-cell table:formula="of:=[.C16]/[.B16]" office:value-type="float" office:value="30.8550185873606" calcext:value-type="float">
            <text:p>30.8550185873606</text:p>
          </table:table-cell>
          <table:table-cell table:formula="of:=20*LOG([.D16];10)" office:value-type="float" office:value="29.7865162474733" calcext:value-type="float">
            <text:p>29.7865162474733</text:p>
          </table:table-cell>
        </table:table-row>
        <table:table-row table:style-name="ro1">
          <table:table-cell table:formula="of:=[.A16]+100" office:value-type="float" office:value="700" calcext:value-type="float">
            <text:p>700</text:p>
          </table:table-cell>
          <table:table-cell table:formula="of:=53.8*10^-3" office:value-type="float" office:value="0.0538" calcext:value-type="float">
            <text:p>0.0538</text:p>
          </table:table-cell>
          <table:table-cell office:value-type="float" office:value="1.66" calcext:value-type="float">
            <text:p>1.66</text:p>
          </table:table-cell>
          <table:table-cell table:formula="of:=[.C17]/[.B17]" office:value-type="float" office:value="30.8550185873606" calcext:value-type="float">
            <text:p>30.8550185873606</text:p>
          </table:table-cell>
          <table:table-cell table:formula="of:=20*LOG([.D17];10)" office:value-type="float" office:value="29.7865162474733" calcext:value-type="float">
            <text:p>29.7865162474733</text:p>
          </table:table-cell>
        </table:table-row>
        <table:table-row table:style-name="ro1">
          <table:table-cell table:formula="of:=[.A17]+100" office:value-type="float" office:value="800" calcext:value-type="float">
            <text:p>800</text:p>
          </table:table-cell>
          <table:table-cell table:formula="of:=53.8*10^-3" office:value-type="float" office:value="0.0538" calcext:value-type="float">
            <text:p>0.0538</text:p>
          </table:table-cell>
          <table:table-cell office:value-type="float" office:value="1.66" calcext:value-type="float">
            <text:p>1.66</text:p>
          </table:table-cell>
          <table:table-cell table:formula="of:=[.C18]/[.B18]" office:value-type="float" office:value="30.8550185873606" calcext:value-type="float">
            <text:p>30.8550185873606</text:p>
          </table:table-cell>
          <table:table-cell table:formula="of:=20*LOG([.D18];10)" office:value-type="float" office:value="29.7865162474733" calcext:value-type="float">
            <text:p>29.7865162474733</text:p>
          </table:table-cell>
        </table:table-row>
        <table:table-row table:style-name="ro1">
          <table:table-cell table:formula="of:=[.A18]+100" office:value-type="float" office:value="900" calcext:value-type="float">
            <text:p>900</text:p>
          </table:table-cell>
          <table:table-cell table:formula="of:=53.8*10^-3" office:value-type="float" office:value="0.0538" calcext:value-type="float">
            <text:p>0.0538</text:p>
          </table:table-cell>
          <table:table-cell office:value-type="float" office:value="1.66" calcext:value-type="float">
            <text:p>1.66</text:p>
          </table:table-cell>
          <table:table-cell table:formula="of:=[.C19]/[.B19]" office:value-type="float" office:value="30.8550185873606" calcext:value-type="float">
            <text:p>30.8550185873606</text:p>
          </table:table-cell>
          <table:table-cell table:formula="of:=20*LOG([.D19];10)" office:value-type="float" office:value="29.7865162474733" calcext:value-type="float">
            <text:p>29.7865162474733</text:p>
          </table:table-cell>
        </table:table-row>
        <table:table-row table:style-name="ro1">
          <table:table-cell table:formula="of:=[.A19]+100" office:value-type="float" office:value="1000" calcext:value-type="float">
            <text:p>1000</text:p>
          </table:table-cell>
          <table:table-cell table:formula="of:=53.8*10^-3" office:value-type="float" office:value="0.0538" calcext:value-type="float">
            <text:p>0.0538</text:p>
          </table:table-cell>
          <table:table-cell office:value-type="float" office:value="1.66" calcext:value-type="float">
            <text:p>1.66</text:p>
          </table:table-cell>
          <table:table-cell table:formula="of:=[.C20]/[.B20]" office:value-type="float" office:value="30.8550185873606" calcext:value-type="float">
            <text:p>30.8550185873606</text:p>
          </table:table-cell>
          <table:table-cell table:formula="of:=20*LOG([.D20];10)" office:value-type="float" office:value="29.7865162474733" calcext:value-type="float">
            <text:p>29.7865162474733</text:p>
          </table:table-cell>
        </table:table-row>
        <table:table-row table:style-name="ro1">
          <table:table-cell table:formula="of:=[.A20]+1000" office:value-type="float" office:value="2000" calcext:value-type="float">
            <text:p>2000</text:p>
          </table:table-cell>
          <table:table-cell table:formula="of:=53.8*10^-3" office:value-type="float" office:value="0.0538" calcext:value-type="float">
            <text:p>0.0538</text:p>
          </table:table-cell>
          <table:table-cell office:value-type="float" office:value="1.66" calcext:value-type="float">
            <text:p>1.66</text:p>
          </table:table-cell>
          <table:table-cell table:formula="of:=[.C21]/[.B21]" office:value-type="float" office:value="30.8550185873606" calcext:value-type="float">
            <text:p>30.8550185873606</text:p>
          </table:table-cell>
          <table:table-cell table:formula="of:=20*LOG([.D21];10)" office:value-type="float" office:value="29.7865162474733" calcext:value-type="float">
            <text:p>29.7865162474733</text:p>
          </table:table-cell>
        </table:table-row>
        <table:table-row table:style-name="ro1">
          <table:table-cell table:formula="of:=[.A21]+1000" office:value-type="float" office:value="3000" calcext:value-type="float">
            <text:p>3000</text:p>
          </table:table-cell>
          <table:table-cell table:formula="of:=53.8*10^-3" office:value-type="float" office:value="0.0538" calcext:value-type="float">
            <text:p>0.0538</text:p>
          </table:table-cell>
          <table:table-cell office:value-type="float" office:value="1.66" calcext:value-type="float">
            <text:p>1.66</text:p>
          </table:table-cell>
          <table:table-cell table:formula="of:=[.C22]/[.B22]" office:value-type="float" office:value="30.8550185873606" calcext:value-type="float">
            <text:p>30.8550185873606</text:p>
          </table:table-cell>
          <table:table-cell table:formula="of:=20*LOG([.D22];10)" office:value-type="float" office:value="29.7865162474733" calcext:value-type="float">
            <text:p>29.7865162474733</text:p>
          </table:table-cell>
        </table:table-row>
        <table:table-row table:style-name="ro1">
          <table:table-cell table:formula="of:=[.A22]+1000" office:value-type="float" office:value="4000" calcext:value-type="float">
            <text:p>4000</text:p>
          </table:table-cell>
          <table:table-cell table:formula="of:=53.8*10^-3" office:value-type="float" office:value="0.0538" calcext:value-type="float">
            <text:p>0.0538</text:p>
          </table:table-cell>
          <table:table-cell office:value-type="float" office:value="1.66" calcext:value-type="float">
            <text:p>1.66</text:p>
          </table:table-cell>
          <table:table-cell table:formula="of:=[.C23]/[.B23]" office:value-type="float" office:value="30.8550185873606" calcext:value-type="float">
            <text:p>30.8550185873606</text:p>
          </table:table-cell>
          <table:table-cell table:formula="of:=20*LOG([.D23];10)" office:value-type="float" office:value="29.7865162474733" calcext:value-type="float">
            <text:p>29.7865162474733</text:p>
          </table:table-cell>
        </table:table-row>
        <table:table-row table:style-name="ro1">
          <table:table-cell table:formula="of:=[.A23]+1000" office:value-type="float" office:value="5000" calcext:value-type="float">
            <text:p>5000</text:p>
          </table:table-cell>
          <table:table-cell table:formula="of:=53.8*10^-3" office:value-type="float" office:value="0.0538" calcext:value-type="float">
            <text:p>0.0538</text:p>
          </table:table-cell>
          <table:table-cell office:value-type="float" office:value="1.66" calcext:value-type="float">
            <text:p>1.66</text:p>
          </table:table-cell>
          <table:table-cell table:formula="of:=[.C24]/[.B24]" office:value-type="float" office:value="30.8550185873606" calcext:value-type="float">
            <text:p>30.8550185873606</text:p>
          </table:table-cell>
          <table:table-cell table:formula="of:=20*LOG([.D24];10)" office:value-type="float" office:value="29.7865162474733" calcext:value-type="float">
            <text:p>29.7865162474733</text:p>
          </table:table-cell>
        </table:table-row>
        <table:table-row table:style-name="ro1">
          <table:table-cell table:formula="of:=[.A24]+1000" office:value-type="float" office:value="6000" calcext:value-type="float">
            <text:p>6000</text:p>
          </table:table-cell>
          <table:table-cell table:formula="of:=53.8*10^-3" office:value-type="float" office:value="0.0538" calcext:value-type="float">
            <text:p>0.0538</text:p>
          </table:table-cell>
          <table:table-cell office:value-type="float" office:value="1.66" calcext:value-type="float">
            <text:p>1.66</text:p>
          </table:table-cell>
          <table:table-cell table:formula="of:=[.C25]/[.B25]" office:value-type="float" office:value="30.8550185873606" calcext:value-type="float">
            <text:p>30.8550185873606</text:p>
          </table:table-cell>
          <table:table-cell table:formula="of:=20*LOG([.D25];10)" office:value-type="float" office:value="29.7865162474733" calcext:value-type="float">
            <text:p>29.7865162474733</text:p>
          </table:table-cell>
        </table:table-row>
        <table:table-row table:style-name="ro1">
          <table:table-cell table:formula="of:=[.A25]+1000" office:value-type="float" office:value="7000" calcext:value-type="float">
            <text:p>7000</text:p>
          </table:table-cell>
          <table:table-cell table:formula="of:=53.8*10^-3" office:value-type="float" office:value="0.0538" calcext:value-type="float">
            <text:p>0.0538</text:p>
          </table:table-cell>
          <table:table-cell office:value-type="float" office:value="1.66" calcext:value-type="float">
            <text:p>1.66</text:p>
          </table:table-cell>
          <table:table-cell table:formula="of:=[.C26]/[.B26]" office:value-type="float" office:value="30.8550185873606" calcext:value-type="float">
            <text:p>30.8550185873606</text:p>
          </table:table-cell>
          <table:table-cell table:formula="of:=20*LOG([.D26];10)" office:value-type="float" office:value="29.7865162474733" calcext:value-type="float">
            <text:p>29.7865162474733</text:p>
          </table:table-cell>
        </table:table-row>
        <table:table-row table:style-name="ro1">
          <table:table-cell table:formula="of:=[.A26]+1000" office:value-type="float" office:value="8000" calcext:value-type="float">
            <text:p>8000</text:p>
          </table:table-cell>
          <table:table-cell table:formula="of:=53.8*10^-3" office:value-type="float" office:value="0.0538" calcext:value-type="float">
            <text:p>0.0538</text:p>
          </table:table-cell>
          <table:table-cell office:value-type="float" office:value="1.66" calcext:value-type="float">
            <text:p>1.66</text:p>
          </table:table-cell>
          <table:table-cell table:formula="of:=[.C27]/[.B27]" office:value-type="float" office:value="30.8550185873606" calcext:value-type="float">
            <text:p>30.8550185873606</text:p>
          </table:table-cell>
          <table:table-cell table:formula="of:=20*LOG([.D27];10)" office:value-type="float" office:value="29.7865162474733" calcext:value-type="float">
            <text:p>29.7865162474733</text:p>
          </table:table-cell>
        </table:table-row>
        <table:table-row table:style-name="ro1">
          <table:table-cell table:formula="of:=[.A27]+1000" office:value-type="float" office:value="9000" calcext:value-type="float">
            <text:p>9000</text:p>
          </table:table-cell>
          <table:table-cell table:formula="of:=53.8*10^-3" office:value-type="float" office:value="0.0538" calcext:value-type="float">
            <text:p>0.0538</text:p>
          </table:table-cell>
          <table:table-cell office:value-type="float" office:value="1.66" calcext:value-type="float">
            <text:p>1.66</text:p>
          </table:table-cell>
          <table:table-cell table:formula="of:=[.C28]/[.B28]" office:value-type="float" office:value="30.8550185873606" calcext:value-type="float">
            <text:p>30.8550185873606</text:p>
          </table:table-cell>
          <table:table-cell table:formula="of:=20*LOG([.D28];10)" office:value-type="float" office:value="29.7865162474733" calcext:value-type="float">
            <text:p>29.7865162474733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table:formula="of:=53.8*10^-3" office:value-type="float" office:value="0.0538" calcext:value-type="float">
            <text:p>0.0538</text:p>
          </table:table-cell>
          <table:table-cell office:value-type="float" office:value="1.6" calcext:value-type="float">
            <text:p>1.6</text:p>
          </table:table-cell>
          <table:table-cell table:formula="of:=[.C29]/[.B29]" office:value-type="float" office:value="29.7397769516729" calcext:value-type="float">
            <text:p>29.7397769516729</text:p>
          </table:table-cell>
          <table:table-cell table:formula="of:=20*LOG([.D29];10)" office:value-type="float" office:value="29.4667541397907" calcext:value-type="float">
            <text:p>29.4667541397907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table:formula="of:=53.8*10^-3" office:value-type="float" office:value="0.0538" calcext:value-type="float">
            <text:p>0.0538</text:p>
          </table:table-cell>
          <table:table-cell office:value-type="float" office:value="1.48" calcext:value-type="float">
            <text:p>1.48</text:p>
          </table:table-cell>
          <table:table-cell table:formula="of:=[.C30]/[.B30]" office:value-type="float" office:value="27.5092936802974" calcext:value-type="float">
            <text:p>27.5092936802974</text:p>
          </table:table-cell>
          <table:table-cell table:formula="of:=20*LOG([.D30];10)" office:value-type="float" office:value="28.7895887945714" calcext:value-type="float">
            <text:p>28.7895887945714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table:formula="of:=53.8*10^-3" office:value-type="float" office:value="0.0538" calcext:value-type="float">
            <text:p>0.0538</text:p>
          </table:table-cell>
          <table:table-cell office:value-type="float" office:value="1.37" calcext:value-type="float">
            <text:p>1.37</text:p>
          </table:table-cell>
          <table:table-cell table:formula="of:=[.C31]/[.B31]" office:value-type="float" office:value="25.4646840148699" calcext:value-type="float">
            <text:p>25.4646840148699</text:p>
          </table:table-cell>
          <table:table-cell table:formula="of:=20*LOG([.D31];10)" office:value-type="float" office:value="28.1187658298004" calcext:value-type="float">
            <text:p>28.1187658298004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table:formula="of:=53.8*10^-3" office:value-type="float" office:value="0.0538" calcext:value-type="float">
            <text:p>0.0538</text:p>
          </table:table-cell>
          <table:table-cell office:value-type="float" office:value="1.24" calcext:value-type="float">
            <text:p>1.24</text:p>
          </table:table-cell>
          <table:table-cell table:formula="of:=[.C32]/[.B32]" office:value-type="float" office:value="23.0483271375465" calcext:value-type="float">
            <text:p>23.0483271375465</text:p>
          </table:table-cell>
          <table:table-cell table:formula="of:=20*LOG([.D32];10)" office:value-type="float" office:value="27.2527881899169" calcext:value-type="float">
            <text:p>27.2527881899169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table:formula="of:=53.8*10^-3" office:value-type="float" office:value="0.0538" calcext:value-type="float">
            <text:p>0.0538</text:p>
          </table:table-cell>
          <table:table-cell office:value-type="float" office:value="1.15" calcext:value-type="float">
            <text:p>1.15</text:p>
          </table:table-cell>
          <table:table-cell table:formula="of:=[.C33]/[.B33]" office:value-type="float" office:value="21.3754646840149" calcext:value-type="float">
            <text:p>21.3754646840149</text:p>
          </table:table-cell>
          <table:table-cell table:formula="of:=20*LOG([.D33];10)" office:value-type="float" office:value="26.5983112937444" calcext:value-type="float">
            <text:p>26.5983112937444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table:formula="of:=53.8*10^-3" office:value-type="float" office:value="0.0538" calcext:value-type="float">
            <text:p>0.0538</text:p>
          </table:table-cell>
          <table:table-cell office:value-type="float" office:value="1.06" calcext:value-type="float">
            <text:p>1.06</text:p>
          </table:table-cell>
          <table:table-cell table:formula="of:=[.C34]/[.B34]" office:value-type="float" office:value="19.7026022304833" calcext:value-type="float">
            <text:p>19.7026022304833</text:p>
          </table:table-cell>
          <table:table-cell table:formula="of:=20*LOG([.D34];10)" office:value-type="float" office:value="25.8904717919676" calcext:value-type="float">
            <text:p>25.890471791967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formula="of:=53.8*10^-3" office:value-type="float" office:value="0.0538" calcext:value-type="float">
            <text:p>0.0538</text:p>
          </table:table-cell>
          <table:table-cell office:value-type="float" office:value="0.98" calcext:value-type="float">
            <text:p>0.98</text:p>
          </table:table-cell>
          <table:table-cell table:formula="of:=[.C35]/[.B35]" office:value-type="float" office:value="18.2156133828996" calcext:value-type="float">
            <text:p>18.2156133828996</text:p>
          </table:table-cell>
          <table:table-cell table:formula="of:=20*LOG([.D35];10)" office:value-type="float" office:value="25.2088760005221" calcext:value-type="float">
            <text:p>25.2088760005221</text:p>
          </table:table-cell>
        </table:table-row>
        <table:table-row table:style-name="ro1">
          <table:table-cell table:formula="of:=[.A35]+1000000" office:value-type="float" office:value="2000000" calcext:value-type="float">
            <text:p>2000000</text:p>
          </table:table-cell>
          <table:table-cell table:formula="of:=50*10^-3" office:value-type="float" office:value="0.05" calcext:value-type="float">
            <text:p>0.05</text:p>
          </table:table-cell>
          <table:table-cell office:value-type="float" office:value="0.6" calcext:value-type="float">
            <text:p>0.6</text:p>
          </table:table-cell>
          <table:table-cell table:formula="of:=[.C36]/[.B36]" office:value-type="float" office:value="12" calcext:value-type="float">
            <text:p>12</text:p>
          </table:table-cell>
          <table:table-cell table:formula="of:=20*LOG([.D36];10)" office:value-type="float" office:value="21.5836249209525" calcext:value-type="float">
            <text:p>21.5836249209525</text:p>
          </table:table-cell>
        </table:table-row>
        <table:table-row table:style-name="ro1">
          <table:table-cell table:formula="of:=[.A36]+1000000" office:value-type="float" office:value="3000000" calcext:value-type="float">
            <text:p>3000000</text:p>
          </table:table-cell>
          <table:table-cell table:formula="of:=46*10^-3" office:value-type="float" office:value="0.046" calcext:value-type="float">
            <text:p>0.046</text:p>
          </table:table-cell>
          <table:table-cell office:value-type="float" office:value="0.42" calcext:value-type="float">
            <text:p>0.42</text:p>
          </table:table-cell>
          <table:table-cell table:formula="of:=[.C37]/[.B37]" office:value-type="float" office:value="9.1304347826087" calcext:value-type="float">
            <text:p>9.1304347826087</text:p>
          </table:table-cell>
          <table:table-cell table:formula="of:=20*LOG([.D37];10)" office:value-type="float" office:value="19.2098291743265" calcext:value-type="float">
            <text:p>19.2098291743265</text:p>
          </table:table-cell>
        </table:table-row>
        <table:table-row table:style-name="ro1">
          <table:table-cell table:formula="of:=[.A37]+1000000" office:value-type="float" office:value="4000000" calcext:value-type="float">
            <text:p>4000000</text:p>
          </table:table-cell>
          <table:table-cell table:formula="of:=42*10^-3" office:value-type="float" office:value="0.042" calcext:value-type="float">
            <text:p>0.042</text:p>
          </table:table-cell>
          <table:table-cell office:value-type="float" office:value="0.3" calcext:value-type="float">
            <text:p>0.3</text:p>
          </table:table-cell>
          <table:table-cell table:formula="of:=[.C38]/[.B38]" office:value-type="float" office:value="7.14285714285714" calcext:value-type="float">
            <text:p>7.14285714285714</text:p>
          </table:table-cell>
          <table:table-cell table:formula="of:=20*LOG([.D38];10)" office:value-type="float" office:value="17.0774392864352" calcext:value-type="float">
            <text:p>17.0774392864352</text:p>
          </table:table-cell>
        </table:table-row>
        <table:table-row table:style-name="ro1">
          <table:table-cell table:formula="of:=[.A38]+1000000" office:value-type="float" office:value="5000000" calcext:value-type="float">
            <text:p>5000000</text:p>
          </table:table-cell>
          <table:table-cell table:formula="of:=38*10^-3" office:value-type="float" office:value="0.038" calcext:value-type="float">
            <text:p>0.038</text:p>
          </table:table-cell>
          <table:table-cell office:value-type="float" office:value="0.22" calcext:value-type="float">
            <text:p>0.22</text:p>
          </table:table-cell>
          <table:table-cell table:formula="of:=[.C39]/[.B39]" office:value-type="float" office:value="5.78947368421053" calcext:value-type="float">
            <text:p>5.78947368421053</text:p>
          </table:table-cell>
          <table:table-cell table:formula="of:=20*LOG([.D39];10)" office:value-type="float" office:value="15.2527816841079" calcext:value-type="float">
            <text:p>15.2527816841079</text:p>
          </table:table-cell>
        </table:table-row>
        <table:table-row table:style-name="ro1">
          <table:table-cell table:formula="of:=[.A39]+1000000" office:value-type="float" office:value="6000000" calcext:value-type="float">
            <text:p>6000000</text:p>
          </table:table-cell>
          <table:table-cell table:formula="of:=35*10^-3" office:value-type="float" office:value="0.035" calcext:value-type="float">
            <text:p>0.035</text:p>
          </table:table-cell>
          <table:table-cell office:value-type="float" office:value="0.18" calcext:value-type="float">
            <text:p>0.18</text:p>
          </table:table-cell>
          <table:table-cell table:formula="of:=[.C40]/[.B40]" office:value-type="float" office:value="5.14285714285714" calcext:value-type="float">
            <text:p>5.14285714285714</text:p>
          </table:table-cell>
          <table:table-cell table:formula="of:=20*LOG([.D40];10)" office:value-type="float" office:value="14.2240892150606" calcext:value-type="float">
            <text:p>14.2240892150606</text:p>
          </table:table-cell>
        </table:table-row>
        <table:table-row table:style-name="ro1">
          <table:table-cell table:formula="of:=[.A40]+1000000" office:value-type="float" office:value="7000000" calcext:value-type="float">
            <text:p>7000000</text:p>
          </table:table-cell>
          <table:table-cell office:value-type="float" office:value="0.033" calcext:value-type="float">
            <text:p>0.033</text:p>
          </table:table-cell>
          <table:table-cell office:value-type="float" office:value="0.178" calcext:value-type="float">
            <text:p>0.178</text:p>
          </table:table-cell>
          <table:table-cell table:formula="of:=[.C41]/[.B41]" office:value-type="float" office:value="5.39393939393939" calcext:value-type="float">
            <text:p>5.39393939393939</text:p>
          </table:table-cell>
          <table:table-cell table:formula="of:=20*LOG([.D41];10)" office:value-type="float" office:value="14.6381212486201" calcext:value-type="float">
            <text:p>14.6381212486201</text:p>
          </table:table-cell>
        </table:table-row>
        <table:table-row table:style-name="ro1">
          <table:table-cell table:formula="of:=[.A41]+1000000" office:value-type="float" office:value="8000000" calcext:value-type="float">
            <text:p>8000000</text:p>
          </table:table-cell>
          <table:table-cell office:value-type="float" office:value="0.03" calcext:value-type="float">
            <text:p>0.03</text:p>
          </table:table-cell>
          <table:table-cell office:value-type="float" office:value="0.145" calcext:value-type="float">
            <text:p>0.145</text:p>
          </table:table-cell>
          <table:table-cell table:formula="of:=[.C42]/[.B42]" office:value-type="float" office:value="4.83333333333333" calcext:value-type="float">
            <text:p>4.83333333333333</text:p>
          </table:table-cell>
          <table:table-cell table:formula="of:=20*LOG([.D42];10)" office:value-type="float" office:value="13.6849349503062" calcext:value-type="float">
            <text:p>13.6849349503062</text:p>
          </table:table-cell>
        </table:table-row>
        <table:table-row table:style-name="ro1">
          <table:table-cell table:formula="of:=[.A42]+1000000" office:value-type="float" office:value="9000000" calcext:value-type="float">
            <text:p>9000000</text:p>
          </table:table-cell>
          <table:table-cell office:value-type="float" office:value="0.028" calcext:value-type="float">
            <text:p>0.028</text:p>
          </table:table-cell>
          <table:table-cell office:value-type="float" office:value="0.122" calcext:value-type="float">
            <text:p>0.122</text:p>
          </table:table-cell>
          <table:table-cell table:formula="of:=[.C43]/[.B43]" office:value-type="float" office:value="4.35714285714286" calcext:value-type="float">
            <text:p>4.35714285714286</text:p>
          </table:table-cell>
          <table:table-cell table:formula="of:=20*LOG([.D43];10)" office:value-type="float" office:value="12.7840359866506" calcext:value-type="float">
            <text:p>12.7840359866506</text:p>
          </table:table-cell>
        </table:table-row>
        <table:table-row table:style-name="ro1">
          <table:table-cell table:formula="of:=[.A43]+1000000" office:value-type="float" office:value="10000000" calcext:value-type="float">
            <text:p>10000000</text:p>
          </table:table-cell>
          <table:table-cell office:value-type="float" office:value="0.026" calcext:value-type="float">
            <text:p>0.026</text:p>
          </table:table-cell>
          <table:table-cell office:value-type="float" office:value="0.12" calcext:value-type="float">
            <text:p>0.12</text:p>
          </table:table-cell>
          <table:table-cell table:formula="of:=[.C44]/[.B44]" office:value-type="float" office:value="4.61538461538462" calcext:value-type="float">
            <text:p>4.61538461538462</text:p>
          </table:table-cell>
          <table:table-cell table:formula="of:=20*LOG([.D44];10)" office:value-type="float" office:value="13.2841579615361" calcext:value-type="float">
            <text:p>13.28415796153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1">0000/00/00</text:date>, <text:time style:data-style-name="N2" text:time-value="10:00:50.743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0:56:38.168000000</meta:creation-date>
    <dc:date>2017-05-31T12:47:38.929000000</dc:date>
    <meta:editing-duration>PT2H25M24S</meta:editing-duration>
    <meta:editing-cycles>17</meta:editing-cycles>
    <meta:generator>LibreOffice/5.2.3.3$Windows_x86 LibreOffice_project/d54a8868f08a7b39642414cf2c8ef2f228f780cf</meta:generator>
    <meta:document-statistic meta:table-count="1" meta:cell-count="22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plot-area chart:style-name="ch2" table:cell-range-address="Sheet1.A2:Sheet1.A44 Sheet1.C1:Sheet1.C44" chart:data-source-has-labels="both" svg:x="1.314cm" svg:y="0.18cm" svg:width="14.366cm" svg:height="7.676cm">
          <chartooo:coordinate-region svg:x="2.059cm" svg:y="0.375cm" svg:width="12.843cm" svg:height="6.842cm"/>
          <chart:axis chart:dimension="x" chart:name="primary-x" chart:style-name="ch3" chartooo:axis-type="auto">
            <chart:title svg:x="7.658cm" svg:y="8.037cm" chart:style-name="ch4">
              <text:p>周波数[Hz]</text:p>
            </chart:title>
            <chart:categories table:cell-range-address="Sheet1.A2:Sheet1.A44"/>
            <chart:grid chart:style-name="ch5" chart:class="major"/>
          </chart:axis>
          <chart:axis chart:dimension="y" chart:name="primary-y" chart:style-name="ch6">
            <chart:title svg:x="0.451cm" svg:y="4.927cm" chart:style-name="ch7">
              <text:p>出力電圧[V]</text:p>
            </chart:title>
            <chart:grid chart:style-name="ch5" chart:class="major"/>
          </chart:axis>
          <chart:series chart:style-name="ch8" chart:values-cell-range-address="Sheet1.C2:Sheet1.C44" chart:label-cell-address="Sheet1.C1:Sheet1.C1" chart:class="chart:scatter">
            <chart:domain table:cell-range-address="Sheet1.A2:Sheet1.A44"/>
            <chart:data-point chart:repeated="4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出力電圧[V]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2:Sheet1.A44</svg:desc>
                </draw:g>
              </table:table-cell>
              <table:table-cell office:value-type="float" office:value="10">
                <text:p>10</text:p>
                <draw:g>
                  <svg:desc>Sheet1.A2:Sheet1.A44</svg:desc>
                </draw:g>
              </table:table-cell>
              <table:table-cell office:value-type="float" office:value="1.15">
                <text:p>1.15</text:p>
                <draw:g>
                  <svg:desc>Sheet1.C2:Sheet1.C44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5000">
                <text:p>5000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6000">
                <text:p>6000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7000">
                <text:p>7000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9000">
                <text:p>9000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400000">
                <text:p>40000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500000">
                <text:p>50000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600000">
                <text:p>600000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700000">
                <text:p>700000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800000">
                <text:p>800000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900000">
                <text:p>900000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000000">
                <text:p>100000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000000">
                <text:p>200000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3000000">
                <text:p>3000000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4000000">
                <text:p>40000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5000000">
                <text:p>50000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6000000">
                <text:p>60000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7000000">
                <text:p>7000000</text:p>
              </table:table-cell>
              <table:table-cell office:value-type="float" office:value="7000000">
                <text:p>7000000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8000000">
                <text:p>8000000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9000000">
                <text:p>9000000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0.12">
                <text:p>0.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plot-area chart:style-name="ch2" table:cell-range-address="Sheet1.A2:Sheet1.A44 Sheet1.E1:Sheet1.E44" chart:data-source-has-labels="both" svg:x="1.314cm" svg:y="0.18cm" svg:width="14.366cm" svg:height="7.676cm">
          <chartooo:coordinate-region svg:x="1.953cm" svg:y="0.375cm" svg:width="12.949cm" svg:height="6.842cm"/>
          <chart:axis chart:dimension="x" chart:name="primary-x" chart:style-name="ch3" chartooo:axis-type="auto">
            <chart:title svg:x="7.658cm" svg:y="8.037cm" chart:style-name="ch4">
              <text:p>周波数[Hz]</text:p>
            </chart:title>
            <chart:categories table:cell-range-address="Sheet1.A2:Sheet1.A44"/>
            <chart:grid chart:style-name="ch5" chart:class="major"/>
          </chart:axis>
          <chart:axis chart:dimension="y" chart:name="primary-y" chart:style-name="ch6">
            <chart:title svg:x="0.451cm" svg:y="5.024cm" chart:style-name="ch7">
              <text:p>電圧利得[dB]</text:p>
            </chart:title>
            <chart:grid chart:style-name="ch5" chart:class="major"/>
          </chart:axis>
          <chart:series chart:style-name="ch8" chart:values-cell-range-address="Sheet1.E2:Sheet1.E44" chart:label-cell-address="Sheet1.E1:Sheet1.E1" chart:class="chart:scatter">
            <chart:domain table:cell-range-address="Sheet1.A2:Sheet1.A44"/>
            <chart:data-point chart:repeated="4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電圧利得[dB]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2:Sheet1.A44</svg:desc>
                </draw:g>
              </table:table-cell>
              <table:table-cell office:value-type="float" office:value="10">
                <text:p>10</text:p>
                <draw:g>
                  <svg:desc>Sheet1.A2:Sheet1.A44</svg:desc>
                </draw:g>
              </table:table-cell>
              <table:table-cell office:value-type="float" office:value="26.5983112937444">
                <text:p>26.5983112937444</text:p>
                <draw:g>
                  <svg:desc>Sheet1.E2:Sheet1.E44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8.7895887945714">
                <text:p>28.789588794571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9.3574962257607">
                <text:p>29.357496225760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9.5746547775248">
                <text:p>29.574654777524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9.7340333709503">
                <text:p>29.734033370950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9.7340333709503">
                <text:p>29.734033370950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9.7865162474733">
                <text:p>29.786516247473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9.8905401211895">
                <text:p>29.890540121189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9.7865162474733">
                <text:p>29.786516247473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9.7865162474733">
                <text:p>29.786516247473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9.7865162474733">
                <text:p>29.786516247473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29.7865162474733">
                <text:p>29.786516247473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29.7865162474733">
                <text:p>29.786516247473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29.7865162474733">
                <text:p>29.786516247473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29.7865162474733">
                <text:p>29.786516247473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29.7865162474733">
                <text:p>29.786516247473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29.7865162474733">
                <text:p>29.786516247473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29.7865162474733">
                <text:p>29.786516247473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29.7865162474733">
                <text:p>29.786516247473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9.7865162474733">
                <text:p>29.786516247473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  <table:table-cell office:value-type="float" office:value="29.7865162474733">
                <text:p>29.786516247473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29.7865162474733">
                <text:p>29.786516247473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5000">
                <text:p>5000</text:p>
              </table:table-cell>
              <table:table-cell office:value-type="float" office:value="29.7865162474733">
                <text:p>29.7865162474733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6000">
                <text:p>6000</text:p>
              </table:table-cell>
              <table:table-cell office:value-type="float" office:value="29.7865162474733">
                <text:p>29.7865162474733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7000">
                <text:p>7000</text:p>
              </table:table-cell>
              <table:table-cell office:value-type="float" office:value="29.7865162474733">
                <text:p>29.786516247473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29.7865162474733">
                <text:p>29.7865162474733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9000">
                <text:p>9000</text:p>
              </table:table-cell>
              <table:table-cell office:value-type="float" office:value="29.7865162474733">
                <text:p>29.7865162474733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400000">
                <text:p>400000</text:p>
              </table:table-cell>
              <table:table-cell office:value-type="float" office:value="29.4667541397907">
                <text:p>29.4667541397907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500000">
                <text:p>500000</text:p>
              </table:table-cell>
              <table:table-cell office:value-type="float" office:value="28.7895887945714">
                <text:p>28.7895887945714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600000">
                <text:p>600000</text:p>
              </table:table-cell>
              <table:table-cell office:value-type="float" office:value="28.1187658298004">
                <text:p>28.1187658298004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700000">
                <text:p>700000</text:p>
              </table:table-cell>
              <table:table-cell office:value-type="float" office:value="27.2527881899169">
                <text:p>27.2527881899169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800000">
                <text:p>800000</text:p>
              </table:table-cell>
              <table:table-cell office:value-type="float" office:value="26.5983112937444">
                <text:p>26.5983112937444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900000">
                <text:p>900000</text:p>
              </table:table-cell>
              <table:table-cell office:value-type="float" office:value="25.8904717919676">
                <text:p>25.890471791967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000000">
                <text:p>1000000</text:p>
              </table:table-cell>
              <table:table-cell office:value-type="float" office:value="25.2088760005221">
                <text:p>25.2088760005221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000000">
                <text:p>2000000</text:p>
              </table:table-cell>
              <table:table-cell office:value-type="float" office:value="21.5836249209525">
                <text:p>21.5836249209525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3000000">
                <text:p>3000000</text:p>
              </table:table-cell>
              <table:table-cell office:value-type="float" office:value="19.2098291743265">
                <text:p>19.2098291743265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4000000">
                <text:p>4000000</text:p>
              </table:table-cell>
              <table:table-cell office:value-type="float" office:value="17.0774392864352">
                <text:p>17.0774392864352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5000000">
                <text:p>5000000</text:p>
              </table:table-cell>
              <table:table-cell office:value-type="float" office:value="15.2527816841079">
                <text:p>15.2527816841079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6000000">
                <text:p>6000000</text:p>
              </table:table-cell>
              <table:table-cell office:value-type="float" office:value="14.2240892150606">
                <text:p>14.2240892150606</text:p>
              </table:table-cell>
            </table:table-row>
            <table:table-row>
              <table:table-cell office:value-type="float" office:value="7000000">
                <text:p>7000000</text:p>
              </table:table-cell>
              <table:table-cell office:value-type="float" office:value="7000000">
                <text:p>7000000</text:p>
              </table:table-cell>
              <table:table-cell office:value-type="float" office:value="14.6381212486201">
                <text:p>14.6381212486201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8000000">
                <text:p>8000000</text:p>
              </table:table-cell>
              <table:table-cell office:value-type="float" office:value="13.6849349503062">
                <text:p>13.6849349503062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9000000">
                <text:p>9000000</text:p>
              </table:table-cell>
              <table:table-cell office:value-type="float" office:value="12.7840359866506">
                <text:p>12.7840359866506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13.2841579615361">
                <text:p>13.28415796153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